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number-columns-repeated="20" table:default-cell-style-name="ce1"/>
        <table:table-row table:style-name="ro1">
          <table:table-cell table:style-name="Default" table:number-columns-repeated="21"/>
        </table:table-row>
        <table:table-row table:style-name="ro1">
          <table:table-cell/>
          <table:table-cell office:value-type="string" calcext:value-type="string" table:number-columns-spanned="4" table:number-rows-spanned="1">
            <text:p>Année 2017-201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nnée 2018-2019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nnée 2019-202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nnée 2020-202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nnée 2021-2022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oals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iff G</text:p>
          </table:table-cell>
          <table:table-cell office:value-type="string" calcext:value-type="string">
            <text:p>Diff A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iff G</text:p>
          </table:table-cell>
          <table:table-cell office:value-type="string" calcext:value-type="string">
            <text:p>Diff A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iff G</text:p>
          </table:table-cell>
          <table:table-cell office:value-type="string" calcext:value-type="string">
            <text:p>Diff A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iff G</text:p>
          </table:table-cell>
          <table:table-cell office:value-type="string" calcext:value-type="string">
            <text:p>Diff A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Diff G</text:p>
          </table:table-cell>
          <table:table-cell office:value-type="string" calcext:value-type="string">
            <text:p>Diff A</text:p>
          </table:table-cell>
        </table:table-row>
        <table:table-row table:style-name="ro1">
          <table:table-cell office:value-type="string" calcext:value-type="string">
            <text:p>Karim Benzam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7.8" calcext:value-type="float">
            <text:p>-7.8</text:p>
          </table:table-cell>
          <table:table-cell office:value-type="float" office:value="3.2" calcext:value-type="float">
            <text:p>3.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2.6" calcext:value-type="float">
            <text:p>2.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adio Mané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0.6" calcext:value-type="float">
            <text:p>-0.6</text:p>
          </table:table-cell>
          <table:table-cell office:value-type="float" office:value="1.6" calcext:value-type="float">
            <text:p>1.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office:value-type="float" office:value="-3.5" calcext:value-type="float">
            <text:p>-3.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string" calcext:value-type="string">
            <text:p>Robert Lewandowski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8.7" calcext:value-type="float">
            <text:p>-8.7</text:p>
          </table:table-cell>
          <table:table-cell office:value-type="float" office:value="-1.9" calcext:value-type="float">
            <text:p>-1.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-2.6" calcext:value-type="float">
            <text:p>-2.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9.7" calcext:value-type="float">
            <text:p>9.7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string" calcext:value-type="string">
            <text:p>Mohamed Salah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.9" calcext:value-type="float">
            <text:p>7.9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4" calcext:value-type="float">
            <text:p>-1.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-1.2" calcext:value-type="float">
            <text:p>-1.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7" calcext:value-type="float">
            <text:p>-0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Kylian Mbappé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-4.5" calcext:value-type="float">
            <text:p>-4.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9" calcext:value-type="float">
            <text:p>4.9</text:p>
          </table:table-cell>
          <table:table-cell office:value-type="float" office:value="2.2" calcext:value-type="float">
            <text:p>2.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Cristiano Ronaldo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3.4" calcext:value-type="float">
            <text:p>3.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-1.4" calcext:value-type="float">
            <text:p>-1.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-1.8" calcext:value-type="float">
            <text:p>-1.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Lionel Messi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office:value-type="float" office:value="-1.9" calcext:value-type="float">
            <text:p>-1.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office:value-type="float" office:value="-1.4" calcext:value-type="float">
            <text:p>-1.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.9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5.3" calcext:value-type="float">
            <text:p>-5.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Harry Kan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-0.7" calcext:value-type="float">
            <text:p>-0.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-1.3" calcext:value-type="float">
            <text:p>-1.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6.9" calcext:value-type="float">
            <text:p>6.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2.6" calcext:value-type="float">
            <text:p>-2.6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Autre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Messi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(Lewandowski)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Messi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Benzema</text:p>
          </table:table-cell>
          <table:covered-table-cell table:number-columns-repeated="3" table:style-name="ce2"/>
        </table:table-row>
      </table:table>
      <table:table table:name="Sheet1" table:style-name="ta1">
        <table:table-column table:style-name="co3" table:default-cell-style-name="ce1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ance</text:p>
          </table:table-cell>
          <table:table-cell table:style-name="ce1" office:value-type="string" calcext:value-type="string">
            <text:p>Goals (no pk)</text:p>
          </table:table-cell>
          <table:table-cell table:style-name="ce1" office:value-type="string" calcext:value-type="string">
            <text:p>Goals/90mins</text:p>
          </table:table-cell>
          <table:table-cell table:style-name="ce1" office:value-type="string" calcext:value-type="string">
            <text:p>Ass/90mins</text:p>
          </table:table-cell>
          <table:table-cell table:style-name="ce1" office:value-type="string" calcext:value-type="string">
            <text:p>Goals/90ins(no pk)</text:p>
          </table:table-cell>
          <table:table-cell table:style-name="ce1" office:value-type="string" calcext:value-type="string">
            <text:p>xGoals</text:p>
          </table:table-cell>
          <table:table-cell table:style-name="ce1" office:value-type="string" calcext:value-type="string">
            <text:p>diff Goals – xG</text:p>
          </table:table-cell>
          <table:table-cell table:style-name="ce1" office:value-type="string" calcext:value-type="string">
            <text:p>xAss</text:p>
          </table:table-cell>
          <table:table-cell table:style-name="ce1" office:value-type="string" calcext:value-type="string">
            <text:p>diff Ass – xA</text:p>
          </table:table-cell>
          <table:table-cell table:style-name="ce3" office:value-type="string" calcext:value-type="string">
            <text:p>shots</text:p>
          </table:table-cell>
          <table:table-cell table:style-name="ce3" office:value-type="string" calcext:value-type="string">
            <text:p>G/shots</text:p>
          </table:table-cell>
        </table:table-row>
        <table:table-row table:style-name="ro1">
          <table:table-cell office:value-type="string" calcext:value-type="string">
            <text:p>Karim Benzam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table:formula="of:=[.B4]-[.H4]" office:value-type="float" office:value="2.7" calcext:value-type="float">
            <text:p>2.7</text:p>
          </table:table-cell>
          <table:table-cell table:style-name="ce1" office:value-type="float" office:value="9.3" calcext:value-type="float">
            <text:p>9.3</text:p>
          </table:table-cell>
          <table:table-cell table:style-name="ce1" table:formula="of:=[.C4]-[.J4]" office:value-type="float" office:value="2.7" calcext:value-type="float">
            <text:p>2.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Sadio Mané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18.3" calcext:value-type="float">
            <text:p>18.3</text:p>
          </table:table-cell>
          <table:table-cell table:style-name="ce1" table:formula="of:=[.B5]-[.H5]" office:value-type="float" office:value="-2.3" calcext:value-type="float">
            <text:p>-2.3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formula="of:=[.C5]-[.J5]" office:value-type="float" office:value="-3.9" calcext:value-type="float">
            <text:p>-3.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Robert Lewandowski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34.8" calcext:value-type="float">
            <text:p>34.8</text:p>
          </table:table-cell>
          <table:table-cell table:style-name="ce1" table:formula="of:=[.B6]-[.H6]" office:value-type="float" office:value="0.200000000000003" calcext:value-type="float">
            <text:p>0.200000000000003</text:p>
          </table:table-cell>
          <table:table-cell table:style-name="ce1" office:value-type="float" office:value="4.8" calcext:value-type="float">
            <text:p>4.8</text:p>
          </table:table-cell>
          <table:table-cell table:style-name="ce1" table:formula="of:=[.C6]-[.J6]" office:value-type="float" office:value="-1.8" calcext:value-type="float">
            <text:p>-1.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Mohamed Salah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table:formula="of:=[.B7]-[.H7]" office:value-type="float" office:value="-0.699999999999999" calcext:value-type="float">
            <text:p>-0.699999999999999</text:p>
          </table:table-cell>
          <table:table-cell table:style-name="ce1" office:value-type="float" office:value="9.7" calcext:value-type="float">
            <text:p>9.7</text:p>
          </table:table-cell>
          <table:table-cell table:style-name="ce1" table:formula="of:=[.C7]-[.J7]" office:value-type="float" office:value="3.3" calcext:value-type="float">
            <text:p>3.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Kylian Mbappé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26.3" calcext:value-type="float">
            <text:p>26.3</text:p>
          </table:table-cell>
          <table:table-cell table:style-name="ce1" table:formula="of:=[.B8]-[.H8]" office:value-type="float" office:value="1.7" calcext:value-type="float">
            <text:p>1.7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table:formula="of:=[.C8]-[.J8]" office:value-type="float" office:value="3.7" calcext:value-type="float">
            <text:p>3.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Cristiano Ronald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table:formula="of:=[.B9]-[.H9]" office:value-type="float" office:value="3.3" calcext:value-type="float">
            <text:p>3.3</text:p>
          </table:table-cell>
          <table:table-cell table:style-name="ce1" office:value-type="float" office:value="8.2" calcext:value-type="float">
            <text:p>8.2</text:p>
          </table:table-cell>
          <table:table-cell table:style-name="ce1" table:formula="of:=[.C9]-[.J9]" office:value-type="float" office:value="1.8" calcext:value-type="float">
            <text:p>1.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Lionel Messi</text:p>
          </table:table-cell>
          <table:table-cell table:style-name="ce1" table:number-columns-repeated="12"/>
        </table:table-row>
        <table:table-row table:style-name="ro1">
          <table:table-cell office:value-type="string" calcext:value-type="string">
            <text:p>Harry Kane</text:p>
          </table:table-cell>
          <table:table-cell table:style-name="ce1" table:number-columns-repeated="12"/>
        </table:table-row>
        <table:table-row table:style-name="ro1" table:number-rows-repeated="6">
          <table:table-cell/>
          <table:table-cell table:style-name="ce1"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Vinicius Jr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ébastien Hal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7/18/19/21/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fael Lea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san Vlahovic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is Diaz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Romelu Lukaku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élix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Bal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Dybala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ling Haaland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h-min Son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Sterlin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Aguero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irmino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Aubameyan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Neym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Kavani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yad Mahrez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Suare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 ou 12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Hazard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Griezmann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dio Mané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bert Lewandowski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amed Salah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Messi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Kane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im Benzama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lian Mbappé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stiano Ronaldo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Sheet1.A19:Sheet1.B48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9:30:13.382751613</meta:creation-date>
    <dc:date>2022-10-26T11:01:47.740832626</dc:date>
    <meta:editing-duration>PT4M2S</meta:editing-duration>
    <meta:editing-cycles>1</meta:editing-cycles>
    <meta:document-statistic meta:table-count="2" meta:cell-count="353" meta:object-count="0"/>
    <meta:generator>LibreOffice/7.3.6.2$Linux_X86_64 LibreOffice_project/30$Build-2</meta:generator>
  </office:meta>
</office:document-meta>
</file>